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4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GDP (current USD)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118,096,227,400.1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109,682,728,023.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103,311,649,248.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101,179,808,076.4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110,081,248,587.4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106,825,649,872.1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98,266,306,615.4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101,370,474,295.1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93,216,746,661.6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92,897,320,375.8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92,507,257,783.6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79,041,294,874.5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68,640,825,480.9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62,343,022,650.9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59,626,020,162.4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52,064,058,834.0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42,236,836,820.6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39,459,581,217.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38,857,251,336.3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41,632,027,599.9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41,806,219,378.6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39,147,844,526.1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43,161,452,678.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4">00/00/0000</text:date>, <text:time style:data-style-name="N2" text:time-value="12:11:46.548137376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5T11:53:43.500518117</meta:creation-date>
    <dc:date>2022-06-14T16:09:59.424900510</dc:date>
    <meta:editing-duration>PT5H1M45S</meta:editing-duration>
    <meta:editing-cycles>113</meta:editing-cycles>
    <meta:generator>LibreOffice/7.2.6.2$Linux_X86_64 LibreOffice_project/20$Build-2</meta:generator>
    <meta:document-statistic meta:table-count="1" meta:cell-count="48" meta:object-count="0"/>
  </office:meta>
</office:document-meta>
</file>